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Pieces Chars</text:p>
          </table:table-cell>
          <table:table-cell office:value-type="string" calcext:value-type="string">
            <text:p>Pieces IN</text:p>
          </table:table-cell>
          <table:table-cell office:value-type="string" calcext:value-type="string">
            <text:p>Files IN</text:p>
          </table:table-cell>
          <table:table-cell office:value-type="string" calcext:value-type="string">
            <text:p>Ranks 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.3938853740692" calcext:value-type="float">
            <text:p>14.3938853740692</text:p>
          </table:table-cell>
          <table:table-cell office:value-type="float" office:value="13.2208926677704" calcext:value-type="float">
            <text:p>13.2208926677704</text:p>
          </table:table-cell>
          <table:table-cell office:value-type="float" office:value="12.8438420295715" calcext:value-type="float">
            <text:p>12.8438420295715</text:p>
          </table:table-cell>
          <table:table-cell office:value-type="float" office:value="12.4771335124969" calcext:value-type="float">
            <text:p>12.4771335124969</text:p>
          </table:table-cell>
          <table:table-cell office:value-type="float" office:value="12.4443409442902" calcext:value-type="float">
            <text:p>12.4443409442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3993883132935" calcext:value-type="float">
            <text:p>14.3993883132935</text:p>
          </table:table-cell>
          <table:table-cell office:value-type="float" office:value="13.1593644618988" calcext:value-type="float">
            <text:p>13.1593644618988</text:p>
          </table:table-cell>
          <table:table-cell office:value-type="float" office:value="12.7194888591766" calcext:value-type="float">
            <text:p>12.7194888591766</text:p>
          </table:table-cell>
          <table:table-cell office:value-type="float" office:value="12.6647455692291" calcext:value-type="float">
            <text:p>12.6647455692291</text:p>
          </table:table-cell>
          <table:table-cell office:value-type="float" office:value="12.6401288509369" calcext:value-type="float">
            <text:p>12.6401288509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4888319969177" calcext:value-type="float">
            <text:p>14.4888319969177</text:p>
          </table:table-cell>
          <table:table-cell office:value-type="float" office:value="13.0775673389435" calcext:value-type="float">
            <text:p>13.0775673389435</text:p>
          </table:table-cell>
          <table:table-cell office:value-type="float" office:value="12.8447074890137" calcext:value-type="float">
            <text:p>12.8447074890137</text:p>
          </table:table-cell>
          <table:table-cell office:value-type="float" office:value="12.4283878803253" calcext:value-type="float">
            <text:p>12.4283878803253</text:p>
          </table:table-cell>
          <table:table-cell office:value-type="float" office:value="12.2958195209503" calcext:value-type="float">
            <text:p>12.29581952095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3256661891937" calcext:value-type="float">
            <text:p>14.3256661891937</text:p>
          </table:table-cell>
          <table:table-cell office:value-type="float" office:value="13.1326622962952" calcext:value-type="float">
            <text:p>13.1326622962952</text:p>
          </table:table-cell>
          <table:table-cell office:value-type="float" office:value="12.7789444923401" calcext:value-type="float">
            <text:p>12.7789444923401</text:p>
          </table:table-cell>
          <table:table-cell office:value-type="float" office:value="12.4819269180298" calcext:value-type="float">
            <text:p>12.4819269180298</text:p>
          </table:table-cell>
          <table:table-cell office:value-type="float" office:value="12.7092649936676" calcext:value-type="float">
            <text:p>12.70926499366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5])" office:value-type="float" office:value="14.4019429683685" calcext:value-type="float">
            <text:p>14.4019429683685</text:p>
          </table:table-cell>
          <table:table-cell table:formula="of:=AVERAGE([.C2:.C5])" office:value-type="float" office:value="13.147621691227" calcext:value-type="float">
            <text:p>13.147621691227</text:p>
          </table:table-cell>
          <table:table-cell table:formula="of:=AVERAGE([.D2:.D5])" office:value-type="float" office:value="12.7967457175255" calcext:value-type="float">
            <text:p>12.7967457175255</text:p>
          </table:table-cell>
          <table:table-cell table:formula="of:=AVERAGE([.E2:.E5])" office:value-type="float" office:value="12.5130484700203" calcext:value-type="float">
            <text:p>12.5130484700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nt Improvement</text:p>
          </table:table-cell>
          <table:table-cell/>
          <table:table-cell table:formula="of:=100*([.B6]-[.C6])/[.B6]" office:value-type="float" office:value="8.70938928099131" calcext:value-type="float">
            <text:p>8.70938928099131</text:p>
          </table:table-cell>
          <table:table-cell table:formula="of:=100*([.C6]-[.D6])/[.C6]" office:value-type="float" office:value="2.66874102359985" calcext:value-type="float">
            <text:p>2.66874102359985</text:p>
          </table:table-cell>
          <table:table-cell table:formula="of:=100*([.D6]-[.E6])/[.D6]" office:value-type="float" office:value="2.21694838490577" calcext:value-type="float">
            <text:p>2.2169483849057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eces IN</text:p>
          </table:table-cell>
          <table:table-cell office:value-type="string" calcext:value-type="string">
            <text:p>Char compare</text:p>
          </table:table-cell>
          <table:table-cell office:value-type="string" calcext:value-type="string">
            <text:p>If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2689368" calcext:value-type="float">
            <text:p>8.2689368</text:p>
          </table:table-cell>
          <table:table-cell office:value-type="float" office:value="7.6287328" calcext:value-type="float">
            <text:p>7.6287328</text:p>
          </table:table-cell>
          <table:table-cell office:value-type="float" office:value="7.5939704" calcext:value-type="float">
            <text:p>7.59397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1051641" calcext:value-type="float">
            <text:p>8.1051641</text:p>
          </table:table-cell>
          <table:table-cell office:value-type="float" office:value="7.6296449" calcext:value-type="float">
            <text:p>7.6296449</text:p>
          </table:table-cell>
          <table:table-cell office:value-type="float" office:value="7.7135627" calcext:value-type="float">
            <text:p>7.71356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1251888" calcext:value-type="float">
            <text:p>8.1251888</text:p>
          </table:table-cell>
          <table:table-cell office:value-type="float" office:value="7.5927847" calcext:value-type="float">
            <text:p>7.5927847</text:p>
          </table:table-cell>
          <table:table-cell office:value-type="float" office:value="7.5925795" calcext:value-type="float">
            <text:p>7.59257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2762509" calcext:value-type="float">
            <text:p>8.2762509</text:p>
          </table:table-cell>
          <table:table-cell office:value-type="float" office:value="7.6101212" calcext:value-type="float">
            <text:p>7.6101212</text:p>
          </table:table-cell>
          <table:table-cell office:value-type="float" office:value="7.613264" calcext:value-type="float">
            <text:p>7.613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3])" office:value-type="float" office:value="8.19388515" calcext:value-type="float">
            <text:p>8.19388515</text:p>
          </table:table-cell>
          <table:table-cell table:formula="of:=AVERAGE([.C10:.C13])" office:value-type="float" office:value="7.6153209" calcext:value-type="float">
            <text:p>7.6153209</text:p>
          </table:table-cell>
          <table:table-cell table:formula="of:=AVERAGE([.D10:.D13])" office:value-type="float" office:value="7.62834415" calcext:value-type="float">
            <text:p>7.62834415</text:p>
          </table:table-cell>
          <table:table-cell/>
          <table:table-cell office:value-type="float" office:value="12.656779050827" calcext:value-type="float">
            <text:p>12.656779050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 Improvement</text:p>
          </table:table-cell>
          <table:table-cell/>
          <table:table-cell table:formula="of:=100*([.B14]-[.C14])/[.B14]" office:value-type="float" office:value="7.06092701335946" calcext:value-type="float">
            <text:p>7.06092701335946</text:p>
          </table:table-cell>
          <table:table-cell table:formula="of:=100*([.C14]-[.D14])/[.C14]" office:value-type="float" office:value="-0.171013804552869" calcext:value-type="float">
            <text:p>-0.171013804552869</text:p>
          </table:table-cell>
          <table:table-cell/>
          <table:table-cell office:value-type="float" office:value="12.759220123291" calcext:value-type="float">
            <text:p>12.75922012329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s Digi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5638227462769" calcext:value-type="float">
            <text:p>16.5638227462769</text:p>
          </table:table-cell>
          <table:table-cell office:value-type="float" office:value="16.015302896" calcext:value-type="float">
            <text:p>16.015302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73891711" calcext:value-type="float">
            <text:p>16.73891711</text:p>
          </table:table-cell>
          <table:table-cell office:value-type="float" office:value="16.2274723052" calcext:value-type="float">
            <text:p>16.2274723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7458579" calcext:value-type="float">
            <text:p>16.7458579</text:p>
          </table:table-cell>
          <table:table-cell office:value-type="float" office:value="16.07172179" calcext:value-type="float">
            <text:p>16.07172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68689107" calcext:value-type="float">
            <text:p>16.68689107</text:p>
          </table:table-cell>
          <table:table-cell office:value-type="float" office:value="16.408878" calcext:value-type="float">
            <text:p>16.408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8:.B21])" office:value-type="float" office:value="16.6838722065692" calcext:value-type="float">
            <text:p>16.6838722065692</text:p>
          </table:table-cell>
          <table:table-cell table:formula="of:=AVERAGE([.C18:.C21])" office:value-type="float" office:value="16.1808437478" calcext:value-type="float">
            <text:p>16.1808437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cent Improvement</text:p>
          </table:table-cell>
          <table:table-cell/>
          <table:table-cell table:formula="of:=100*([.B22]-[.C22])/[.B22]" office:value-type="float" office:value="3.01505821035446" calcext:value-type="float">
            <text:p>3.0150582103544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ST_NUM</text:p>
          </table:table-cell>
          <table:table-cell table:formula="of:=32" office:value-type="float" office:value="32" calcext:value-type="float">
            <text:p>32</text:p>
          </table:table-cell>
          <table:table-cell table:formula="of:=DEC2HEX([.C26])" office:value-type="string" office:string-value="20" calcext:value-type="string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_NUM:</text:p>
          </table:table-cell>
          <table:table-cell table:formula="of:=[.C26]+149" office:value-type="float" office:value="181" calcext:value-type="float">
            <text:p>181</text:p>
          </table:table-cell>
          <table:table-cell table:formula="of:=DEC2HEX([.C27])" office:value-type="string" office:string-value="B5" calcext:value-type="string">
            <text:p>B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ORT_CASTLE:</text:p>
          </table:table-cell>
          <table:table-cell table:formula="of:=[.C27]+1" office:value-type="float" office:value="182" calcext:value-type="float">
            <text:p>182</text:p>
          </table:table-cell>
          <table:table-cell table:formula="of:=DEC2HEX([.C28])" office:value-type="string" office:string-value="B6" calcext:value-type="string">
            <text:p>B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NG_CASTLE:</text:p>
          </table:table-cell>
          <table:table-cell table:formula="of:=[.C28]+1" office:value-type="float" office:value="183" calcext:value-type="float">
            <text:p>183</text:p>
          </table:table-cell>
          <table:table-cell table:formula="of:=DEC2HEX([.C29])" office:value-type="string" office:string-value="B7" calcext:value-type="string">
            <text:p>B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WN:</text:p>
          </table:table-cell>
          <table:table-cell table:formula="of:=[.C29]+1" office:value-type="float" office:value="184" calcext:value-type="float">
            <text:p>184</text:p>
          </table:table-cell>
          <table:table-cell table:formula="of:=DEC2HEX([.C30])" office:value-type="string" office:string-value="B8" calcext:value-type="string">
            <text:p>B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SHOP:</text:p>
          </table:table-cell>
          <table:table-cell table:formula="of:=[.C29]+2" office:value-type="float" office:value="185" calcext:value-type="float">
            <text:p>185</text:p>
          </table:table-cell>
          <table:table-cell table:formula="of:=DEC2HEX([.C31])" office:value-type="string" office:string-value="B9" calcext:value-type="string">
            <text:p>B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NIGHT:</text:p>
          </table:table-cell>
          <table:table-cell table:formula="of:=[.C29]+3" office:value-type="float" office:value="186" calcext:value-type="float">
            <text:p>186</text:p>
          </table:table-cell>
          <table:table-cell table:formula="of:=DEC2HEX([.C32])" office:value-type="string" office:string-value="BA" calcext:value-type="string">
            <text:p>B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EN:</text:p>
          </table:table-cell>
          <table:table-cell table:formula="of:=[.C29]+4" office:value-type="float" office:value="187" calcext:value-type="float">
            <text:p>187</text:p>
          </table:table-cell>
          <table:table-cell table:formula="of:=DEC2HEX([.C33])" office:value-type="string" office:string-value="BB" calcext:value-type="string">
            <text:p>B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OK:</text:p>
          </table:table-cell>
          <table:table-cell table:formula="of:=[.C29]+5" office:value-type="float" office:value="188" calcext:value-type="float">
            <text:p>188</text:p>
          </table:table-cell>
          <table:table-cell table:formula="of:=DEC2HEX([.C34])" office:value-type="string" office:string-value="BC" calcext:value-type="string">
            <text:p>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ING:</text:p>
          </table:table-cell>
          <table:table-cell table:formula="of:=[.C29]+6" office:value-type="float" office:value="189" calcext:value-type="float">
            <text:p>189</text:p>
          </table:table-cell>
          <table:table-cell table:formula="of:=DEC2HEX([.C35])" office:value-type="string" office:string-value="BD" calcext:value-type="string">
            <text:p>B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KE:</text:p>
          </table:table-cell>
          <table:table-cell table:formula="of:=[.C35]+1" office:value-type="float" office:value="190" calcext:value-type="float">
            <text:p>190</text:p>
          </table:table-cell>
          <table:table-cell table:formula="of:=DEC2HEX([.C36])" office:value-type="string" office:string-value="BE" calcext:value-type="string">
            <text:p>B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:</text:p>
          </table:table-cell>
          <table:table-cell table:formula="of:=[.C36]+1" office:value-type="float" office:value="191" calcext:value-type="float">
            <text:p>191</text:p>
          </table:table-cell>
          <table:table-cell table:formula="of:=DEC2HEX([.C37])" office:value-type="string" office:string-value="BF" calcext:value-type="string">
            <text:p>B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RST_POSITION</text:p>
          </table:table-cell>
          <table:table-cell table:formula="of:=[.C37]+1" office:value-type="float" office:value="192" calcext:value-type="float">
            <text:p>192</text:p>
          </table:table-cell>
          <table:table-cell table:formula="of:=DEC2HEX([.C38])" office:value-type="string" office:string-value="C0" calcext:value-type="string">
            <text:p>C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an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formula="of:=[.$C42]*8+[.D$41]+[.$C$38]" office:value-type="float" office:value="192" calcext:value-type="float">
            <text:p>192</text:p>
          </table:table-cell>
          <table:table-cell table:formula="of:=[.$C42]*8+[.E$41]+[.$C$38]" office:value-type="float" office:value="193" calcext:value-type="float">
            <text:p>193</text:p>
          </table:table-cell>
          <table:table-cell table:formula="of:=[.$C42]*8+[.F$41]+[.$C$38]" office:value-type="float" office:value="194" calcext:value-type="float">
            <text:p>194</text:p>
          </table:table-cell>
          <table:table-cell table:formula="of:=[.$C42]*8+[.G$41]+[.$C$38]" office:value-type="float" office:value="195" calcext:value-type="float">
            <text:p>195</text:p>
          </table:table-cell>
          <table:table-cell table:formula="of:=[.$C42]*8+[.H$41]+[.$C$38]" office:value-type="float" office:value="196" calcext:value-type="float">
            <text:p>196</text:p>
          </table:table-cell>
          <table:table-cell table:formula="of:=[.$C42]*8+[.I$41]+[.$C$38]" office:value-type="float" office:value="197" calcext:value-type="float">
            <text:p>197</text:p>
          </table:table-cell>
          <table:table-cell table:formula="of:=[.$C42]*8+[.J$41]+[.$C$38]" office:value-type="float" office:value="198" calcext:value-type="float">
            <text:p>198</text:p>
          </table:table-cell>
          <table:table-cell table:formula="of:=[.$C42]*8+[.K$41]+[.$C$38]" office:value-type="float" office:value="199" calcext:value-type="float">
            <text:p>199</text:p>
          </table:table-cell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formula="of:=[.$C43]*8+[.D$41]+[.$C$38]" office:value-type="float" office:value="200" calcext:value-type="float">
            <text:p>200</text:p>
          </table:table-cell>
          <table:table-cell table:formula="of:=[.$C43]*8+[.E$41]+[.$C$38]" office:value-type="float" office:value="201" calcext:value-type="float">
            <text:p>201</text:p>
          </table:table-cell>
          <table:table-cell table:formula="of:=[.$C43]*8+[.F$41]+[.$C$38]" office:value-type="float" office:value="202" calcext:value-type="float">
            <text:p>202</text:p>
          </table:table-cell>
          <table:table-cell table:formula="of:=[.$C43]*8+[.G$41]+[.$C$38]" office:value-type="float" office:value="203" calcext:value-type="float">
            <text:p>203</text:p>
          </table:table-cell>
          <table:table-cell table:formula="of:=[.$C43]*8+[.H$41]+[.$C$38]" office:value-type="float" office:value="204" calcext:value-type="float">
            <text:p>204</text:p>
          </table:table-cell>
          <table:table-cell table:formula="of:=[.$C43]*8+[.I$41]+[.$C$38]" office:value-type="float" office:value="205" calcext:value-type="float">
            <text:p>205</text:p>
          </table:table-cell>
          <table:table-cell table:formula="of:=[.$C43]*8+[.J$41]+[.$C$38]" office:value-type="float" office:value="206" calcext:value-type="float">
            <text:p>206</text:p>
          </table:table-cell>
          <table:table-cell table:formula="of:=[.$C43]*8+[.K$41]+[.$C$38]" office:value-type="float" office:value="207" calcext:value-type="float">
            <text:p>207</text:p>
          </table:table-cell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2" calcext:value-type="float">
            <text:p>2</text:p>
          </table:table-cell>
          <table:table-cell table:formula="of:=[.$C44]*8+[.D$41]+[.$C$38]" office:value-type="float" office:value="208" calcext:value-type="float">
            <text:p>208</text:p>
          </table:table-cell>
          <table:table-cell table:formula="of:=[.$C44]*8+[.E$41]+[.$C$38]" office:value-type="float" office:value="209" calcext:value-type="float">
            <text:p>209</text:p>
          </table:table-cell>
          <table:table-cell table:formula="of:=[.$C44]*8+[.F$41]+[.$C$38]" office:value-type="float" office:value="210" calcext:value-type="float">
            <text:p>210</text:p>
          </table:table-cell>
          <table:table-cell table:formula="of:=[.$C44]*8+[.G$41]+[.$C$38]" office:value-type="float" office:value="211" calcext:value-type="float">
            <text:p>211</text:p>
          </table:table-cell>
          <table:table-cell table:formula="of:=[.$C44]*8+[.H$41]+[.$C$38]" office:value-type="float" office:value="212" calcext:value-type="float">
            <text:p>212</text:p>
          </table:table-cell>
          <table:table-cell table:formula="of:=[.$C44]*8+[.I$41]+[.$C$38]" office:value-type="float" office:value="213" calcext:value-type="float">
            <text:p>213</text:p>
          </table:table-cell>
          <table:table-cell table:formula="of:=[.$C44]*8+[.J$41]+[.$C$38]" office:value-type="float" office:value="214" calcext:value-type="float">
            <text:p>214</text:p>
          </table:table-cell>
          <table:table-cell table:formula="of:=[.$C44]*8+[.K$41]+[.$C$38]" office:value-type="float" office:value="215" calcext:value-type="float">
            <text:p>215</text:p>
          </table:table-cell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1" office:value-type="float" office:value="3" calcext:value-type="float">
            <text:p>3</text:p>
          </table:table-cell>
          <table:table-cell table:formula="of:=[.$C45]*8+[.D$41]+[.$C$38]" office:value-type="float" office:value="216" calcext:value-type="float">
            <text:p>216</text:p>
          </table:table-cell>
          <table:table-cell table:formula="of:=[.$C45]*8+[.E$41]+[.$C$38]" office:value-type="float" office:value="217" calcext:value-type="float">
            <text:p>217</text:p>
          </table:table-cell>
          <table:table-cell table:formula="of:=[.$C45]*8+[.F$41]+[.$C$38]" office:value-type="float" office:value="218" calcext:value-type="float">
            <text:p>218</text:p>
          </table:table-cell>
          <table:table-cell table:formula="of:=[.$C45]*8+[.G$41]+[.$C$38]" office:value-type="float" office:value="219" calcext:value-type="float">
            <text:p>219</text:p>
          </table:table-cell>
          <table:table-cell table:formula="of:=[.$C45]*8+[.H$41]+[.$C$38]" office:value-type="float" office:value="220" calcext:value-type="float">
            <text:p>220</text:p>
          </table:table-cell>
          <table:table-cell table:formula="of:=[.$C45]*8+[.I$41]+[.$C$38]" office:value-type="float" office:value="221" calcext:value-type="float">
            <text:p>221</text:p>
          </table:table-cell>
          <table:table-cell table:formula="of:=[.$C45]*8+[.J$41]+[.$C$38]" office:value-type="float" office:value="222" calcext:value-type="float">
            <text:p>222</text:p>
          </table:table-cell>
          <table:table-cell table:formula="of:=[.$C45]*8+[.K$41]+[.$C$38]" office:value-type="float" office:value="223" calcext:value-type="float">
            <text:p>223</text:p>
          </table:table-cell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 table:formula="of:=[.$C46]*8+[.D$41]+[.$C$38]" office:value-type="float" office:value="224" calcext:value-type="float">
            <text:p>224</text:p>
          </table:table-cell>
          <table:table-cell table:formula="of:=[.$C46]*8+[.E$41]+[.$C$38]" office:value-type="float" office:value="225" calcext:value-type="float">
            <text:p>225</text:p>
          </table:table-cell>
          <table:table-cell table:formula="of:=[.$C46]*8+[.F$41]+[.$C$38]" office:value-type="float" office:value="226" calcext:value-type="float">
            <text:p>226</text:p>
          </table:table-cell>
          <table:table-cell table:formula="of:=[.$C46]*8+[.G$41]+[.$C$38]" office:value-type="float" office:value="227" calcext:value-type="float">
            <text:p>227</text:p>
          </table:table-cell>
          <table:table-cell table:formula="of:=[.$C46]*8+[.H$41]+[.$C$38]" office:value-type="float" office:value="228" calcext:value-type="float">
            <text:p>228</text:p>
          </table:table-cell>
          <table:table-cell table:formula="of:=[.$C46]*8+[.I$41]+[.$C$38]" office:value-type="float" office:value="229" calcext:value-type="float">
            <text:p>229</text:p>
          </table:table-cell>
          <table:table-cell table:formula="of:=[.$C46]*8+[.J$41]+[.$C$38]" office:value-type="float" office:value="230" calcext:value-type="float">
            <text:p>230</text:p>
          </table:table-cell>
          <table:table-cell table:formula="of:=[.$C46]*8+[.K$41]+[.$C$38]" office:value-type="float" office:value="231" calcext:value-type="float">
            <text:p>231</text:p>
          </table:table-cell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formula="of:=[.$C47]*8+[.D$41]+[.$C$38]" office:value-type="float" office:value="232" calcext:value-type="float">
            <text:p>232</text:p>
          </table:table-cell>
          <table:table-cell table:formula="of:=[.$C47]*8+[.E$41]+[.$C$38]" office:value-type="float" office:value="233" calcext:value-type="float">
            <text:p>233</text:p>
          </table:table-cell>
          <table:table-cell table:formula="of:=[.$C47]*8+[.F$41]+[.$C$38]" office:value-type="float" office:value="234" calcext:value-type="float">
            <text:p>234</text:p>
          </table:table-cell>
          <table:table-cell table:formula="of:=[.$C47]*8+[.G$41]+[.$C$38]" office:value-type="float" office:value="235" calcext:value-type="float">
            <text:p>235</text:p>
          </table:table-cell>
          <table:table-cell table:formula="of:=[.$C47]*8+[.H$41]+[.$C$38]" office:value-type="float" office:value="236" calcext:value-type="float">
            <text:p>236</text:p>
          </table:table-cell>
          <table:table-cell table:formula="of:=[.$C47]*8+[.I$41]+[.$C$38]" office:value-type="float" office:value="237" calcext:value-type="float">
            <text:p>237</text:p>
          </table:table-cell>
          <table:table-cell table:formula="of:=[.$C47]*8+[.J$41]+[.$C$38]" office:value-type="float" office:value="238" calcext:value-type="float">
            <text:p>238</text:p>
          </table:table-cell>
          <table:table-cell table:formula="of:=[.$C47]*8+[.K$41]+[.$C$38]"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table:style-name="ce1" office:value-type="float" office:value="6" calcext:value-type="float">
            <text:p>6</text:p>
          </table:table-cell>
          <table:table-cell table:formula="of:=[.$C48]*8+[.D$41]+[.$C$38]" office:value-type="float" office:value="240" calcext:value-type="float">
            <text:p>240</text:p>
          </table:table-cell>
          <table:table-cell table:formula="of:=[.$C48]*8+[.E$41]+[.$C$38]" office:value-type="float" office:value="241" calcext:value-type="float">
            <text:p>241</text:p>
          </table:table-cell>
          <table:table-cell table:formula="of:=[.$C48]*8+[.F$41]+[.$C$38]" office:value-type="float" office:value="242" calcext:value-type="float">
            <text:p>242</text:p>
          </table:table-cell>
          <table:table-cell table:formula="of:=[.$C48]*8+[.G$41]+[.$C$38]" office:value-type="float" office:value="243" calcext:value-type="float">
            <text:p>243</text:p>
          </table:table-cell>
          <table:table-cell table:formula="of:=[.$C48]*8+[.H$41]+[.$C$38]" office:value-type="float" office:value="244" calcext:value-type="float">
            <text:p>244</text:p>
          </table:table-cell>
          <table:table-cell table:formula="of:=[.$C48]*8+[.I$41]+[.$C$38]" office:value-type="float" office:value="245" calcext:value-type="float">
            <text:p>245</text:p>
          </table:table-cell>
          <table:table-cell table:formula="of:=[.$C48]*8+[.J$41]+[.$C$38]" office:value-type="float" office:value="246" calcext:value-type="float">
            <text:p>246</text:p>
          </table:table-cell>
          <table:table-cell table:formula="of:=[.$C48]*8+[.K$41]+[.$C$38]" office:value-type="float" office:value="247" calcext:value-type="float">
            <text:p>247</text:p>
          </table:table-cell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1" office:value-type="float" office:value="7" calcext:value-type="float">
            <text:p>7</text:p>
          </table:table-cell>
          <table:table-cell table:formula="of:=[.$C49]*8+[.D$41]+[.$C$38]" office:value-type="float" office:value="248" calcext:value-type="float">
            <text:p>248</text:p>
          </table:table-cell>
          <table:table-cell table:formula="of:=[.$C49]*8+[.E$41]+[.$C$38]" office:value-type="float" office:value="249" calcext:value-type="float">
            <text:p>249</text:p>
          </table:table-cell>
          <table:table-cell table:formula="of:=[.$C49]*8+[.F$41]+[.$C$38]" office:value-type="float" office:value="250" calcext:value-type="float">
            <text:p>250</text:p>
          </table:table-cell>
          <table:table-cell table:formula="of:=[.$C49]*8+[.G$41]+[.$C$38]" office:value-type="float" office:value="251" calcext:value-type="float">
            <text:p>251</text:p>
          </table:table-cell>
          <table:table-cell table:formula="of:=[.$C49]*8+[.H$41]+[.$C$38]" office:value-type="float" office:value="252" calcext:value-type="float">
            <text:p>252</text:p>
          </table:table-cell>
          <table:table-cell table:formula="of:=[.$C49]*8+[.I$41]+[.$C$38]" office:value-type="float" office:value="253" calcext:value-type="float">
            <text:p>253</text:p>
          </table:table-cell>
          <table:table-cell table:formula="of:=[.$C49]*8+[.J$41]+[.$C$38]" office:value-type="float" office:value="254" calcext:value-type="float">
            <text:p>254</text:p>
          </table:table-cell>
          <table:table-cell table:formula="of:=[.$C49]*8+[.K$41]+[.$C$38]" office:value-type="float" office:value="255" calcext:value-type="float">
            <text:p>2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Ran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Fi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DEC2HEX([.D42])" office:value-type="string" office:string-value="C0" calcext:value-type="string">
            <text:p>C0</text:p>
          </table:table-cell>
          <table:table-cell table:formula="of:=DEC2HEX([.E42])" office:value-type="string" office:string-value="C1" calcext:value-type="string">
            <text:p>C1</text:p>
          </table:table-cell>
          <table:table-cell table:formula="of:=DEC2HEX([.F42])" office:value-type="string" office:string-value="C2" calcext:value-type="string">
            <text:p>C2</text:p>
          </table:table-cell>
          <table:table-cell table:formula="of:=DEC2HEX([.G42])" office:value-type="string" office:string-value="C3" calcext:value-type="string">
            <text:p>C3</text:p>
          </table:table-cell>
          <table:table-cell table:formula="of:=DEC2HEX([.H42])" office:value-type="string" office:string-value="C4" calcext:value-type="string">
            <text:p>C4</text:p>
          </table:table-cell>
          <table:table-cell table:formula="of:=DEC2HEX([.I42])" office:value-type="string" office:string-value="C5" calcext:value-type="string">
            <text:p>C5</text:p>
          </table:table-cell>
          <table:table-cell table:formula="of:=DEC2HEX([.J42])" office:value-type="string" office:string-value="C6" calcext:value-type="string">
            <text:p>C6</text:p>
          </table:table-cell>
          <table:table-cell table:formula="of:=DEC2HEX([.K42])" office:value-type="string" office:string-value="C7" calcext:value-type="string">
            <text:p>C7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formula="of:=DEC2HEX([.D43])" office:value-type="string" office:string-value="C8" calcext:value-type="string">
            <text:p>C8</text:p>
          </table:table-cell>
          <table:table-cell table:formula="of:=DEC2HEX([.E43])" office:value-type="string" office:string-value="C9" calcext:value-type="string">
            <text:p>C9</text:p>
          </table:table-cell>
          <table:table-cell table:formula="of:=DEC2HEX([.F43])" office:value-type="string" office:string-value="CA" calcext:value-type="string">
            <text:p>CA</text:p>
          </table:table-cell>
          <table:table-cell table:formula="of:=DEC2HEX([.G43])" office:value-type="string" office:string-value="CB" calcext:value-type="string">
            <text:p>CB</text:p>
          </table:table-cell>
          <table:table-cell table:formula="of:=DEC2HEX([.H43])" office:value-type="string" office:string-value="CC" calcext:value-type="string">
            <text:p>CC</text:p>
          </table:table-cell>
          <table:table-cell table:formula="of:=DEC2HEX([.I43])" office:value-type="string" office:string-value="CD" calcext:value-type="string">
            <text:p>CD</text:p>
          </table:table-cell>
          <table:table-cell table:formula="of:=DEC2HEX([.J43])" office:value-type="string" office:string-value="CE" calcext:value-type="string">
            <text:p>CE</text:p>
          </table:table-cell>
          <table:table-cell table:formula="of:=DEC2HEX([.K43])" office:value-type="string" office:string-value="CF" calcext:value-type="string">
            <text:p>CF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formula="of:=DEC2HEX([.D44])" office:value-type="string" office:string-value="D0" calcext:value-type="string">
            <text:p>D0</text:p>
          </table:table-cell>
          <table:table-cell table:formula="of:=DEC2HEX([.E44])" office:value-type="string" office:string-value="D1" calcext:value-type="string">
            <text:p>D1</text:p>
          </table:table-cell>
          <table:table-cell table:formula="of:=DEC2HEX([.F44])" office:value-type="string" office:string-value="D2" calcext:value-type="string">
            <text:p>D2</text:p>
          </table:table-cell>
          <table:table-cell table:formula="of:=DEC2HEX([.G44])" office:value-type="string" office:string-value="D3" calcext:value-type="string">
            <text:p>D3</text:p>
          </table:table-cell>
          <table:table-cell table:formula="of:=DEC2HEX([.H44])" office:value-type="string" office:string-value="D4" calcext:value-type="string">
            <text:p>D4</text:p>
          </table:table-cell>
          <table:table-cell table:formula="of:=DEC2HEX([.I44])" office:value-type="string" office:string-value="D5" calcext:value-type="string">
            <text:p>D5</text:p>
          </table:table-cell>
          <table:table-cell table:formula="of:=DEC2HEX([.J44])" office:value-type="string" office:string-value="D6" calcext:value-type="string">
            <text:p>D6</text:p>
          </table:table-cell>
          <table:table-cell table:formula="of:=DEC2HEX([.K44])" office:value-type="string" office:string-value="D7" calcext:value-type="string">
            <text:p>D7</text:p>
          </table:table-cell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formula="of:=DEC2HEX([.D45])" office:value-type="string" office:string-value="D8" calcext:value-type="string">
            <text:p>D8</text:p>
          </table:table-cell>
          <table:table-cell table:formula="of:=DEC2HEX([.E45])" office:value-type="string" office:string-value="D9" calcext:value-type="string">
            <text:p>D9</text:p>
          </table:table-cell>
          <table:table-cell table:formula="of:=DEC2HEX([.F45])" office:value-type="string" office:string-value="DA" calcext:value-type="string">
            <text:p>DA</text:p>
          </table:table-cell>
          <table:table-cell table:formula="of:=DEC2HEX([.G45])" office:value-type="string" office:string-value="DB" calcext:value-type="string">
            <text:p>DB</text:p>
          </table:table-cell>
          <table:table-cell table:formula="of:=DEC2HEX([.H45])" office:value-type="string" office:string-value="DC" calcext:value-type="string">
            <text:p>DC</text:p>
          </table:table-cell>
          <table:table-cell table:formula="of:=DEC2HEX([.I45])" office:value-type="string" office:string-value="DD" calcext:value-type="string">
            <text:p>DD</text:p>
          </table:table-cell>
          <table:table-cell table:formula="of:=DEC2HEX([.J45])" office:value-type="string" office:string-value="DE" calcext:value-type="string">
            <text:p>DE</text:p>
          </table:table-cell>
          <table:table-cell table:formula="of:=DEC2HEX([.K45])" office:value-type="string" office:string-value="DF" calcext:value-type="string">
            <text:p>DF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formula="of:=DEC2HEX([.D46])" office:value-type="string" office:string-value="E0" calcext:value-type="string">
            <text:p>E0</text:p>
          </table:table-cell>
          <table:table-cell table:formula="of:=DEC2HEX([.E46])" office:value-type="string" office:string-value="E1" calcext:value-type="string">
            <text:p>E1</text:p>
          </table:table-cell>
          <table:table-cell table:formula="of:=DEC2HEX([.F46])" office:value-type="string" office:string-value="E2" calcext:value-type="string">
            <text:p>E2</text:p>
          </table:table-cell>
          <table:table-cell table:formula="of:=DEC2HEX([.G46])" office:value-type="string" office:string-value="E3" calcext:value-type="string">
            <text:p>E3</text:p>
          </table:table-cell>
          <table:table-cell table:formula="of:=DEC2HEX([.H46])" office:value-type="string" office:string-value="E4" calcext:value-type="string">
            <text:p>E4</text:p>
          </table:table-cell>
          <table:table-cell table:formula="of:=DEC2HEX([.I46])" office:value-type="string" office:string-value="E5" calcext:value-type="string">
            <text:p>E5</text:p>
          </table:table-cell>
          <table:table-cell table:formula="of:=DEC2HEX([.J46])" office:value-type="string" office:string-value="E6" calcext:value-type="string">
            <text:p>E6</text:p>
          </table:table-cell>
          <table:table-cell table:formula="of:=DEC2HEX([.K46])" office:value-type="string" office:string-value="E7" calcext:value-type="string">
            <text:p>E7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formula="of:=DEC2HEX([.D47])" office:value-type="string" office:string-value="E8" calcext:value-type="string">
            <text:p>E8</text:p>
          </table:table-cell>
          <table:table-cell table:formula="of:=DEC2HEX([.E47])" office:value-type="string" office:string-value="E9" calcext:value-type="string">
            <text:p>E9</text:p>
          </table:table-cell>
          <table:table-cell table:formula="of:=DEC2HEX([.F47])" office:value-type="string" office:string-value="EA" calcext:value-type="string">
            <text:p>EA</text:p>
          </table:table-cell>
          <table:table-cell table:formula="of:=DEC2HEX([.G47])" office:value-type="string" office:string-value="EB" calcext:value-type="string">
            <text:p>EB</text:p>
          </table:table-cell>
          <table:table-cell table:formula="of:=DEC2HEX([.H47])" office:value-type="string" office:string-value="EC" calcext:value-type="string">
            <text:p>EC</text:p>
          </table:table-cell>
          <table:table-cell table:formula="of:=DEC2HEX([.I47])" office:value-type="string" office:string-value="ED" calcext:value-type="string">
            <text:p>ED</text:p>
          </table:table-cell>
          <table:table-cell table:formula="of:=DEC2HEX([.J47])" office:value-type="string" office:string-value="EE" calcext:value-type="string">
            <text:p>EE</text:p>
          </table:table-cell>
          <table:table-cell table:formula="of:=DEC2HEX([.K47])" office:value-type="string" office:string-value="EF" calcext:value-type="string">
            <text:p>EF</text:p>
          </table:table-cell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DEC2HEX([.D48])" office:value-type="string" office:string-value="F0" calcext:value-type="string">
            <text:p>F0</text:p>
          </table:table-cell>
          <table:table-cell table:formula="of:=DEC2HEX([.E48])" office:value-type="string" office:string-value="F1" calcext:value-type="string">
            <text:p>F1</text:p>
          </table:table-cell>
          <table:table-cell table:formula="of:=DEC2HEX([.F48])" office:value-type="string" office:string-value="F2" calcext:value-type="string">
            <text:p>F2</text:p>
          </table:table-cell>
          <table:table-cell table:formula="of:=DEC2HEX([.G48])" office:value-type="string" office:string-value="F3" calcext:value-type="string">
            <text:p>F3</text:p>
          </table:table-cell>
          <table:table-cell table:formula="of:=DEC2HEX([.H48])" office:value-type="string" office:string-value="F4" calcext:value-type="string">
            <text:p>F4</text:p>
          </table:table-cell>
          <table:table-cell table:formula="of:=DEC2HEX([.I48])" office:value-type="string" office:string-value="F5" calcext:value-type="string">
            <text:p>F5</text:p>
          </table:table-cell>
          <table:table-cell table:formula="of:=DEC2HEX([.J48])" office:value-type="string" office:string-value="F6" calcext:value-type="string">
            <text:p>F6</text:p>
          </table:table-cell>
          <table:table-cell table:formula="of:=DEC2HEX([.K48])" office:value-type="string" office:string-value="F7" calcext:value-type="string">
            <text:p>F7</text:p>
          </table:table-cell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formula="of:=DEC2HEX([.D49])" office:value-type="string" office:string-value="F8" calcext:value-type="string">
            <text:p>F8</text:p>
          </table:table-cell>
          <table:table-cell table:formula="of:=DEC2HEX([.E49])" office:value-type="string" office:string-value="F9" calcext:value-type="string">
            <text:p>F9</text:p>
          </table:table-cell>
          <table:table-cell table:formula="of:=DEC2HEX([.F49])" office:value-type="string" office:string-value="FA" calcext:value-type="string">
            <text:p>FA</text:p>
          </table:table-cell>
          <table:table-cell table:formula="of:=DEC2HEX([.G49])" office:value-type="string" office:string-value="FB" calcext:value-type="string">
            <text:p>FB</text:p>
          </table:table-cell>
          <table:table-cell table:formula="of:=DEC2HEX([.H49])" office:value-type="string" office:string-value="FC" calcext:value-type="string">
            <text:p>FC</text:p>
          </table:table-cell>
          <table:table-cell table:formula="of:=DEC2HEX([.I49])" office:value-type="string" office:string-value="FD" calcext:value-type="string">
            <text:p>FD</text:p>
          </table:table-cell>
          <table:table-cell table:formula="of:=DEC2HEX([.J49])" office:value-type="string" office:string-value="FE" calcext:value-type="string">
            <text:p>FE</text:p>
          </table:table-cell>
          <table:table-cell table:formula="of:=DEC2HEX([.K49])" office:value-type="string" office:string-value="FF" calcext:value-type="string">
            <text:p>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09:37:12.384000000</meta:creation-date>
    <dc:date>2024-12-06T18:08:29.389000000</dc:date>
    <meta:editing-duration>PT21H51M13S</meta:editing-duration>
    <meta:editing-cycles>1</meta:editing-cycles>
    <meta:document-statistic meta:table-count="1" meta:cell-count="292" meta:object-count="0"/>
    <meta:generator>LibreOffice/24.2.3.2$Windows_X86_64 LibreOffice_project/433d9c2ded56988e8a90e6b2e771ee4e6a5ab2ba</meta:generator>
  </office:meta>
</office:document-meta>
</file>